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7000001CD26FA9E242B9DD040.png" manifest:media-type="image/png"/>
  <manifest:file-entry manifest:full-path="Pictures/100002010000029B000001F4088B825BA78803DA.png" manifest:media-type="image/png"/>
  <manifest:file-entry manifest:full-path="Pictures/100002010000029B000001F4D510A7BED9E0313C.png" manifest:media-type="image/png"/>
  <manifest:file-entry manifest:full-path="Pictures/100002010000002E00000057237602482B49848D.png" manifest:media-type="image/png"/>
  <manifest:file-entry manifest:full-path="Pictures/10000201000000360000004CCCF46DD23B00E8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1.612cm" svg:height="3.048cm" svg:x="1.524cm" svg:y="16.764cm" presentation:class="graphic" presentation:user-transformed="true">
          <draw:image xlink:href="Pictures/100002010000002E00000057237602482B49848D.png" xlink:type="simple" xlink:show="embed" xlink:actuate="onLoad">
            <text:p/>
          </draw:image>
        </draw:frame>
        <draw:frame draw:style-name="gr2" draw:text-style-name="P3" draw:layer="layout" svg:width="1.523cm" svg:height="2.144cm" svg:x="3.811cm" svg:y="17.414cm">
          <draw:image xlink:href="Pictures/10000201000000360000004CCCF46DD23B00E8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22.418cm" svg:height="13.615cm" svg:x="1.524cm" svg:y="5.181cm">
          <draw:image xlink:href="Pictures/10000201000002F7000001CD26FA9E242B9DD0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2010000029B000001F4088B825BA78803DA.png" xlink:type="simple" xlink:show="embed" xlink:actuate="onLoad"/>
    <draw:fill-image draw:name="background" xlink:href="Pictures/100002010000029B000001F4D510A7BED9E0313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11:09:48.902765873</meta:creation-date>
    <dc:date>2017-10-09T11:24:44.686024775</dc:date>
    <meta:editing-duration>PT4M41S</meta:editing-duration>
    <meta:editing-cycles>1</meta:editing-cycles>
    <meta:document-statistic meta:object-count="38"/>
    <meta:generator>LibreOffice/5.1.2.2$Linux_X86_64 LibreOffice_project/10m0$Build-2</meta:generator>
  </office:meta>
</office:document-meta>
</file>